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AVIOR PRAYS FOR HIMSELF (17:1-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AVIOR PRAYS FOR HIMSELF (17:1-5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aithful Son (17:1, 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aithful Son (17:1, 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asks (17:1a, 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y he asks (17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SAVIOR PRAYS FOR HIMSELF (17:1-5)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faithful Son (17:1, 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fruitful Son (17:2-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ruitful Son (17:2-4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has given eternal life to all the elect (17:2-3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has completed his assignment (17: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SAVIOR PRAYS FOR HIMSELF (17:1-5).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faithful Son (17:1, 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fruitful Son (17:2-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OHN 17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SAVIOR PRAYS FOR HIMSELF (17:1-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SAVIOR PRAYS FOR HIS DISCIPLES (17:6-19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SAVIOR PRAYS FOR HIS DISCIPLES (17:6-19).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Jesus' report (17:6-10, 12, 14, 18-19):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Jesus' report (17:6-10, 12, 14, 18-19):<text:s text:c="1"/></text:span><text:span text:style-name="a537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He has revealed the Father to them (17:6-7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e has given the Father's words to them (17:8, 14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has prayed for them (17:9-10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has kept them safe, with the exception of Judas (17:12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has set himself apart for their sanctification (17:19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He has sent them into the world (17:18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SAVIOR PRAYS FOR HIS DISCIPLES (17:6-19).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Jesus' report (17:6-10, 12, 14, 18-19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Jesus' requests (17:11, 13, 15-17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Jesus' requests (17:11, 13, 15-17):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He asks that the Father unify them (17:11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e asks that the Father impart joy to them (17:13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He asks that the Father protect them (17:15-16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He asks that the Father sanctify them (17:17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THE SAVIOR PRAYS FOR HIS DISCIPLES (17:6-19).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Jesus' report (17:6-10, 12, 14, 18-19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Jesus' requests (17:11, 13, 15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JOHN 17</text:span><text:span text:style-name="a615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SAVIOR PRAYS FOR HIMSELF (17:1-5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SAVIOR PRAYS FOR HIS DISCIPLES (17:6-19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THE SAVIOR PRAYS FOR HIS CHURCH (17:20-26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SAVIOR PRAYS FOR HIS CHURCH (17:20-26).<text:s text:c="1"/></text:span><text:span text:style-name="a633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He asks that the Father unify the church (17:20-21a, 22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e asks that the church honor the Son (17:21b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He asks that the church display God's love (17:23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asks that the church experience God's love (17:25-26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e asks that the church enjoy Christ's glory in heaven forever (17:24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JOHN 17</text:span><text:span text:style-name="a657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THE SAVIOR PRAYS FOR HIMSELF (17:1-5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THE SAVIOR PRAYS FOR HIS DISCIPLES (17:6-19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SAVIOR PRAYS FOR HIS CHURCH (17:20-26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7</dc:title>
    <meta:initial-creator>David STRICKLAND</meta:initial-creator>
    <dc:creator>David STRICKLAND</dc:creator>
    <meta:creation-date>2020-02-22T17:34:01Z</meta:creation-date>
    <dc:date>2020-02-22T17:34:01Z</dc:date>
    <meta:template xlink:href="BibleStudy" xlink:type="simple"/>
    <meta:editing-cycles>1</meta:editing-cycles>
    <meta:editing-duration>PT0S</meta:editing-duration>
    <meta:document-statistic meta:paragraph-count="53" meta:word-count="508"/>
  </office:meta>
</office:document-meta>
</file>